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246cm" fo:min-width="0.208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246cm" fo:min-width="0.208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style:text-position="0% 100%" fo:background-color="transparent"/>
    </style:style>
    <style:style style:name="P7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style:text-position="sub 58%" fo:font-size="10pt" fo:font-weight="bold" style:font-size-asian="18pt" style:font-size-complex="18pt"/>
    </style:style>
    <style:style style:name="T4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5" style:family="text">
      <style:text-properties fo:color="#ffffff" style:text-position="0% 100%" fo:font-size="10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cm" svg:height="0.7cm" svg:x="2.4cm" svg:y="2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0.7cm" svg:x="2.401cm" svg:y="3.6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0.7cm" svg:x="2.401cm" svg:y="4.80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0.7cm" svg:x="2.401cm" svg:y="5.90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0.7cm" svg:x="2.401cm" svg:y="7.20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0.7cm" svg:x="2.401cm" svg:y="8.3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cm" svg:height="0.7cm" svg:x="4.301cm" svg:y="3.701cm">
          <text:p text:style-name="P3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1cm" svg:height="0.7cm" svg:x="4.301cm" svg:y="7.301cm">
          <text:p text:style-name="P3"><text:span text:style-name="T2">r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3.4cm" svg:y1="2.65cm" svg:x2="4.801cm" svg:y2="3.701cm" draw:start-shape="id1" draw:start-glue-point="10" draw:end-shape="id2" draw:end-glue-point="4" svg:d="M3400 2650c934 0 1401 350 1401 1051" svg:viewBox="0 0 1402 1052">
          <text:p/>
        </draw:connector>
        <draw:connector draw:style-name="gr3" draw:text-style-name="P5" draw:layer="layout" draw:type="curve" svg:x1="4.801cm" svg:y1="4.401cm" svg:x2="3.401cm" svg:y2="5.151cm" draw:start-shape="id2" draw:start-glue-point="8" draw:end-shape="id3" draw:end-glue-point="10" svg:d="M4801 4401c0 500-466 750-1400 750" svg:viewBox="0 0 1401 751">
          <text:p/>
        </draw:connector>
        <draw:connector draw:style-name="gr3" draw:text-style-name="P5" draw:layer="layout" draw:type="curve" svg:x1="3.401cm" svg:y1="6.251cm" svg:x2="4.801cm" svg:y2="7.301cm" draw:start-shape="id4" draw:start-glue-point="10" draw:end-shape="id5" draw:end-glue-point="4" svg:d="M3401 6251c934 0 1400 350 1400 1050" svg:viewBox="0 0 1401 1051">
          <text:p/>
        </draw:connector>
        <draw:connector draw:style-name="gr3" draw:text-style-name="P5" draw:layer="layout" draw:type="curve" svg:x1="4.801cm" svg:y1="8.001cm" svg:x2="3.401cm" svg:y2="8.651cm" draw:start-shape="id5" draw:start-glue-point="8" draw:end-shape="id6" draw:end-glue-point="10" svg:d="M4801 8001c0 434-466 650-1400 650" svg:viewBox="0 0 1401 651">
          <text:p/>
        </draw:connector>
        <draw:connector draw:style-name="gr3" draw:text-style-name="P5" draw:layer="layout" draw:type="curve" svg:x1="2.9cm" svg:y1="3cm" svg:x2="2.901cm" svg:y2="3.601cm" draw:start-shape="id1" draw:start-glue-point="8" draw:end-shape="id7" draw:end-glue-point="4" svg:d="M2900 3000c0 451 1 151 1 601" svg:viewBox="0 0 2 602">
          <text:p/>
        </draw:connector>
        <draw:connector draw:style-name="gr3" draw:text-style-name="P5" draw:layer="layout" draw:type="curve" svg:x1="2.901cm" svg:y1="4.301cm" svg:x2="2.901cm" svg:y2="4.801cm" draw:start-shape="id7" draw:start-glue-point="8" draw:end-shape="id3" draw:end-glue-point="4" svg:d="M2901 4301v500" svg:viewBox="0 0 1 501">
          <text:p/>
        </draw:connector>
        <draw:connector draw:style-name="gr3" draw:text-style-name="P5" draw:layer="layout" draw:type="curve" svg:x1="2.901cm" svg:y1="5.501cm" svg:x2="2.901cm" svg:y2="5.901cm" draw:start-shape="id3" draw:start-glue-point="8" draw:end-shape="id4" draw:end-glue-point="4" svg:d="M2901 5501v400" svg:viewBox="0 0 1 401">
          <text:p/>
        </draw:connector>
        <draw:connector draw:style-name="gr3" draw:text-style-name="P5" draw:layer="layout" draw:type="curve" svg:x1="2.901cm" svg:y1="6.601cm" svg:x2="2.901cm" svg:y2="7.201cm" draw:start-shape="id4" draw:start-glue-point="8" draw:end-shape="id8" draw:end-glue-point="0" svg:d="M2901 6601v600" svg:viewBox="0 0 1 601">
          <text:p/>
        </draw:connector>
        <draw:connector draw:style-name="gr3" draw:text-style-name="P5" draw:layer="layout" draw:type="curve" svg:x1="2.901cm" svg:y1="7.901cm" svg:x2="2.901cm" svg:y2="8.301cm" draw:start-shape="id8" draw:start-glue-point="8" draw:end-shape="id6" draw:end-glue-point="4" svg:d="M2901 7901v400" svg:viewBox="0 0 1 401">
          <text:p/>
        </draw:connector>
        <draw:connector draw:style-name="gr3" draw:text-style-name="P5" draw:layer="layout" draw:type="curve" svg:x1="2.75cm" svg:y1="1.562cm" svg:x2="2.9cm" svg:y2="2.3cm" draw:end-shape="id1" draw:end-glue-point="4" svg:d="M2750 1562c0 178 150-190 150 738" svg:viewBox="0 0 151 739">
          <text:p/>
        </draw:connector>
        <draw:connector draw:style-name="gr3" draw:text-style-name="P5" draw:layer="layout" draw:type="curve" svg:x1="2.901cm" svg:y1="9.001cm" svg:x2="2.688cm" svg:y2="9.5cm" draw:start-shape="id6" draw:start-glue-point="8" svg:d="M2901 9001c0 753-213 503-213 499" svg:viewBox="0 0 214 543">
          <text:p/>
        </draw:connector>
        <draw:custom-shape draw:style-name="gr1" draw:text-style-name="P2" xml:id="id9" draw:id="id9" draw:layer="layout" svg:width="1cm" svg:height="0.7cm" svg:x="8.9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cm" svg:height="0.7cm" svg:x="8.9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cm" svg:height="0.7cm" svg:x="8.9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cm" svg:height="0.7cm" svg:x="8.9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cm" svg:height="0.7cm" svg:x="8.9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cm" svg:height="0.7cm" svg:x="8.9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cm" svg:height="0.7cm" svg:x="10.802cm" svg:y="3.702cm">
          <text:p text:style-name="P3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1cm" svg:height="0.7cm" svg:x="10.802cm" svg:y="7.302cm">
          <text:p text:style-name="P3"><text:span text:style-name="T2">r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9.901cm" svg:y1="2.651cm" svg:x2="11.302cm" svg:y2="3.702cm" draw:start-shape="id9" draw:start-glue-point="10" draw:end-shape="id10" draw:end-glue-point="4" svg:d="M9901 2651c934 0 1401 350 1401 1051" svg:viewBox="0 0 1402 1052">
          <text:p/>
        </draw:connector>
        <draw:connector draw:style-name="gr3" draw:text-style-name="P5" draw:layer="layout" draw:type="curve" svg:x1="11.302cm" svg:y1="4.402cm" svg:x2="11.302cm" svg:y2="7.302cm" draw:start-shape="id10" draw:start-glue-point="8" draw:end-shape="id11" draw:end-glue-point="4" svg:d="M11302 4402v2900" svg:viewBox="0 0 1 2901">
          <text:p/>
        </draw:connector>
        <draw:connector draw:style-name="gr3" draw:text-style-name="P5" draw:layer="layout" draw:type="curve" svg:x1="11.302cm" svg:y1="8.002cm" svg:x2="9.902cm" svg:y2="8.652cm" draw:start-shape="id11" draw:start-glue-point="8" draw:end-shape="id12" draw:end-glue-point="10" svg:d="M11302 8002c0 434-466 650-1400 650" svg:viewBox="0 0 1401 651">
          <text:p/>
        </draw:connector>
        <draw:connector draw:style-name="gr3" draw:text-style-name="P5" draw:layer="layout" draw:type="curve" svg:x1="9.401cm" svg:y1="3.001cm" svg:x2="9.402cm" svg:y2="3.602cm" draw:start-shape="id9" draw:start-glue-point="8" draw:end-shape="id13" draw:end-glue-point="4" svg:d="M9401 3001c0 451 1 151 1 601" svg:viewBox="0 0 2 602">
          <text:p/>
        </draw:connector>
        <draw:connector draw:style-name="gr3" draw:text-style-name="P5" draw:layer="layout" draw:type="curve" svg:x1="9.402cm" svg:y1="4.302cm" svg:x2="9.402cm" svg:y2="4.802cm" draw:start-shape="id13" draw:start-glue-point="8" draw:end-shape="id14" draw:end-glue-point="4" svg:d="M9402 4302v500" svg:viewBox="0 0 1 501">
          <text:p/>
        </draw:connector>
        <draw:connector draw:style-name="gr3" draw:text-style-name="P5" draw:layer="layout" draw:type="curve" svg:x1="9.402cm" svg:y1="5.502cm" svg:x2="9.402cm" svg:y2="5.902cm" draw:start-shape="id14" draw:start-glue-point="8" draw:end-shape="id15" draw:end-glue-point="4" svg:d="M9402 5502v400" svg:viewBox="0 0 1 401">
          <text:p/>
        </draw:connector>
        <draw:connector draw:style-name="gr3" draw:text-style-name="P5" draw:layer="layout" draw:type="curve" svg:x1="9.402cm" svg:y1="6.602cm" svg:x2="9.402cm" svg:y2="7.202cm" draw:start-shape="id15" draw:start-glue-point="8" draw:end-shape="id16" draw:end-glue-point="0" svg:d="M9402 6602v600" svg:viewBox="0 0 1 601">
          <text:p/>
        </draw:connector>
        <draw:connector draw:style-name="gr3" draw:text-style-name="P5" draw:layer="layout" draw:type="curve" svg:x1="9.402cm" svg:y1="7.902cm" svg:x2="9.402cm" svg:y2="8.302cm" draw:start-shape="id16" draw:start-glue-point="8" draw:end-shape="id12" draw:end-glue-point="4" svg:d="M9402 7902v400" svg:viewBox="0 0 1 401">
          <text:p/>
        </draw:connector>
        <draw:connector draw:style-name="gr3" draw:text-style-name="P5" draw:layer="layout" draw:type="curve" svg:x1="9.251cm" svg:y1="1.563cm" svg:x2="9.401cm" svg:y2="2.301cm" draw:end-shape="id9" draw:end-glue-point="4" svg:d="M9251 1563c0 178 150-190 150 738" svg:viewBox="0 0 151 739">
          <text:p/>
        </draw:connector>
        <draw:connector draw:style-name="gr3" draw:text-style-name="P5" draw:layer="layout" draw:type="curve" svg:x1="9.402cm" svg:y1="9.002cm" svg:x2="9.189cm" svg:y2="9.501cm" draw:start-shape="id12" draw:start-glue-point="8" svg:d="M9402 9002c0 753-213 503-213 499" svg:viewBox="0 0 214 543">
          <text:p/>
        </draw:connector>
      </draw:page>
      <draw:page draw:name="page2" draw:style-name="dp1" draw:master-page-name="Výchozí">
        <draw:custom-shape draw:style-name="gr1" draw:text-style-name="P2" xml:id="id17" draw:id="id17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3" draw:id="id23" draw:layer="layout" svg:width="1cm" svg:height="0.7cm" svg:x="6cm" svg:y="5.9cm">
          <text:p text:style-name="P3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4.601cm" svg:y1="3.001cm" svg:x2="4.602cm" svg:y2="3.602cm" draw:start-shape="id17" draw:start-glue-point="8" draw:end-shape="id18" draw:end-glue-point="4" svg:d="M4601 3001c0 451 1 151 1 601" svg:viewBox="0 0 2 602">
          <text:p/>
        </draw:connector>
        <draw:connector draw:style-name="gr3" draw:text-style-name="P5" draw:layer="layout" draw:type="curve" svg:x1="4.602cm" svg:y1="4.302cm" svg:x2="4.602cm" svg:y2="4.802cm" draw:start-shape="id18" draw:start-glue-point="8" draw:end-shape="id19" draw:end-glue-point="4" svg:d="M4602 4302v500" svg:viewBox="0 0 1 501">
          <text:p/>
        </draw:connector>
        <draw:connector draw:style-name="gr3" draw:text-style-name="P5" draw:layer="layout" draw:type="curve" svg:x1="4.602cm" svg:y1="5.502cm" svg:x2="4.602cm" svg:y2="5.902cm" draw:start-shape="id19" draw:start-glue-point="8" draw:end-shape="id20" draw:end-glue-point="4" svg:d="M4602 5502v400" svg:viewBox="0 0 1 401">
          <text:p/>
        </draw:connector>
        <draw:connector draw:style-name="gr3" draw:text-style-name="P5" draw:layer="layout" draw:type="curve" svg:x1="4.602cm" svg:y1="6.602cm" svg:x2="4.602cm" svg:y2="7.202cm" draw:start-shape="id20" draw:start-glue-point="8" draw:end-shape="id21" draw:end-glue-point="0" svg:d="M4602 6602v600" svg:viewBox="0 0 1 601">
          <text:p/>
        </draw:connector>
        <draw:connector draw:style-name="gr3" draw:text-style-name="P5" draw:layer="layout" draw:type="curve" svg:x1="4.602cm" svg:y1="7.902cm" svg:x2="4.602cm" svg:y2="8.302cm" draw:start-shape="id21" draw:start-glue-point="8" draw:end-shape="id22" draw:end-glue-point="4" svg:d="M4602 7902v400" svg:viewBox="0 0 1 401">
          <text:p/>
        </draw:connector>
        <draw:connector draw:style-name="gr3" draw:text-style-name="P5" draw:layer="layout" draw:type="curve" svg:x1="2.751cm" svg:y1="1.563cm" svg:x2="4.601cm" svg:y2="2.301cm" draw:end-shape="id17" draw:end-glue-point="4" svg:d="M2751 1563c0 178 1850-190 1850 738" svg:viewBox="0 0 1851 739">
          <text:p/>
        </draw:connector>
        <draw:connector draw:style-name="gr3" draw:text-style-name="P5" draw:layer="layout" draw:type="curve" svg:x1="4.602cm" svg:y1="9.002cm" svg:x2="4.389cm" svg:y2="9.501cm" draw:start-shape="id22" draw:start-glue-point="8" svg:d="M4602 9002c0 753-213 503-213 499" svg:viewBox="0 0 214 543">
          <text:p/>
        </draw:connector>
        <draw:custom-shape draw:style-name="gr2" draw:text-style-name="P4" xml:id="id24" draw:id="id24" draw:layer="layout" svg:width="1cm" svg:height="0.7cm" svg:x="6.001cm" svg:y="3.701cm">
          <text:p text:style-name="P3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5" draw:id="id25" draw:layer="layout" svg:width="1cm" svg:height="0.7cm" svg:x="2.302cm" svg:y="5.902cm">
          <text:p text:style-name="P6"><text:span text:style-name="T5">r</text:span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5.102cm" svg:y1="7.552cm" svg:x2="6.5cm" svg:y2="6.6cm" draw:start-shape="id21" draw:start-glue-point="10" draw:end-shape="id23" draw:end-glue-point="8" svg:d="M5102 7552c932 0 1398-317 1398-952" svg:viewBox="0 0 1399 953">
          <text:p/>
        </draw:connector>
        <draw:connector draw:style-name="gr3" draw:text-style-name="P5" draw:layer="layout" draw:type="curve" svg:x1="6.5cm" svg:y1="5.9cm" svg:x2="6.501cm" svg:y2="4.401cm" draw:start-shape="id23" draw:start-glue-point="4" draw:end-shape="id24" draw:end-glue-point="8" svg:d="M6500 5900c0-1123 1-374 1-1499" svg:viewBox="0 0 2 1500">
          <text:p/>
        </draw:connector>
        <draw:connector draw:style-name="gr3" draw:text-style-name="P5" draw:layer="layout" draw:type="curve" svg:x1="6.501cm" svg:y1="3.701cm" svg:x2="5.101cm" svg:y2="2.651cm" draw:start-shape="id24" draw:start-glue-point="4" draw:end-shape="id17" draw:end-glue-point="10" svg:d="M6501 3701c0-700-466-1050-1400-1050" svg:viewBox="0 0 1401 1051">
          <text:p/>
        </draw:connector>
        <draw:connector draw:style-name="gr3" draw:text-style-name="P5" draw:layer="layout" draw:type="curve" svg:x1="4.102cm" svg:y1="5.152cm" svg:x2="2.802cm" svg:y2="5.902cm" draw:start-shape="id19" draw:start-glue-point="6" draw:end-shape="id25" draw:end-glue-point="4" svg:d="M4102 5152c-867 0-1300 250-1300 750" svg:viewBox="0 0 1301 751">
          <text:p/>
        </draw:connector>
        <draw:connector draw:style-name="gr3" draw:text-style-name="P5" draw:layer="layout" draw:type="curve" svg:x1="2.802cm" svg:y1="6.602cm" svg:x2="4.102cm" svg:y2="8.652cm" draw:start-shape="id25" draw:start-glue-point="8" draw:end-shape="id22" draw:end-glue-point="6" svg:d="M2802 6602c0 1367 433 2050 1300 2050" svg:viewBox="0 0 1301 2051">
          <text:p/>
        </draw:connector>
        <draw:custom-shape draw:style-name="gr1" draw:text-style-name="P2" xml:id="id26" draw:id="id26" draw:layer="layout" svg:width="1cm" svg:height="0.7cm" svg:x="11.5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cm" svg:height="0.7cm" svg:x="11.5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cm" svg:height="0.7cm" svg:x="11.5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cm" svg:height="0.7cm" svg:x="11.5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cm" svg:height="0.7cm" svg:x="11.5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cm" svg:height="0.7cm" svg:x="11.5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2" draw:id="id32" draw:layer="layout" svg:width="1cm" svg:height="0.7cm" svg:x="13.401cm" svg:y="5.901cm">
          <text:p text:style-name="P3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2.002cm" svg:y1="3.002cm" svg:x2="12.003cm" svg:y2="3.603cm" draw:start-shape="id26" draw:start-glue-point="8" draw:end-shape="id27" draw:end-glue-point="4" svg:d="M12002 3002c0 451 1 151 1 601" svg:viewBox="0 0 2 602">
          <text:p/>
        </draw:connector>
        <draw:connector draw:style-name="gr3" draw:text-style-name="P5" draw:layer="layout" draw:type="curve" svg:x1="12.003cm" svg:y1="4.303cm" svg:x2="12.003cm" svg:y2="4.803cm" draw:start-shape="id27" draw:start-glue-point="8" draw:end-shape="id28" draw:end-glue-point="4" svg:d="M12003 4303v500" svg:viewBox="0 0 1 501">
          <text:p/>
        </draw:connector>
        <draw:connector draw:style-name="gr3" draw:text-style-name="P5" draw:layer="layout" draw:type="curve" svg:x1="12.003cm" svg:y1="5.503cm" svg:x2="12.003cm" svg:y2="5.903cm" draw:start-shape="id28" draw:start-glue-point="8" draw:end-shape="id29" draw:end-glue-point="4" svg:d="M12003 5503v400" svg:viewBox="0 0 1 401">
          <text:p/>
        </draw:connector>
        <draw:connector draw:style-name="gr3" draw:text-style-name="P5" draw:layer="layout" draw:type="curve" svg:x1="12.003cm" svg:y1="6.603cm" svg:x2="12.003cm" svg:y2="7.203cm" draw:start-shape="id29" draw:start-glue-point="8" draw:end-shape="id30" draw:end-glue-point="0" svg:d="M12003 6603v600" svg:viewBox="0 0 1 601">
          <text:p/>
        </draw:connector>
        <draw:connector draw:style-name="gr3" draw:text-style-name="P5" draw:layer="layout" draw:type="curve" svg:x1="12.003cm" svg:y1="7.903cm" svg:x2="12.003cm" svg:y2="8.303cm" draw:start-shape="id30" draw:start-glue-point="8" draw:end-shape="id31" draw:end-glue-point="4" svg:d="M12003 7903v400" svg:viewBox="0 0 1 401">
          <text:p/>
        </draw:connector>
        <draw:connector draw:style-name="gr3" draw:text-style-name="P5" draw:layer="layout" draw:type="curve" svg:x1="12.003cm" svg:y1="9.003cm" svg:x2="11.79cm" svg:y2="9.502cm" draw:start-shape="id31" draw:start-glue-point="8" svg:d="M12003 9003c0 753-213 503-213 499" svg:viewBox="0 0 214 543">
          <text:p/>
        </draw:connector>
        <draw:custom-shape draw:style-name="gr2" draw:text-style-name="P4" xml:id="id33" draw:id="id33" draw:layer="layout" svg:width="1cm" svg:height="0.7cm" svg:x="13.402cm" svg:y="3.702cm">
          <text:p text:style-name="P3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4" draw:id="id34" draw:layer="layout" svg:width="1cm" svg:height="0.7cm" svg:x="9.703cm" svg:y="5.903cm">
          <text:p text:style-name="P6"><text:span text:style-name="T5">r</text:span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2.503cm" svg:y1="7.553cm" svg:x2="13.901cm" svg:y2="6.601cm" draw:start-shape="id30" draw:start-glue-point="10" draw:end-shape="id32" draw:end-glue-point="8" svg:d="M12503 7553c932 0 1398-317 1398-952" svg:viewBox="0 0 1399 953">
          <text:p/>
        </draw:connector>
        <draw:connector draw:style-name="gr3" draw:text-style-name="P5" draw:layer="layout" draw:type="curve" svg:x1="13.901cm" svg:y1="5.901cm" svg:x2="13.902cm" svg:y2="4.402cm" draw:start-shape="id32" draw:start-glue-point="4" draw:end-shape="id33" draw:end-glue-point="8" svg:d="M13901 5901c0-1123 1-374 1-1499" svg:viewBox="0 0 2 1500">
          <text:p/>
        </draw:connector>
        <draw:connector draw:style-name="gr3" draw:text-style-name="P5" draw:layer="layout" draw:type="curve" svg:x1="13.402cm" svg:y1="4.052cm" svg:x2="10.203cm" svg:y2="5.903cm" draw:start-shape="id33" draw:start-glue-point="6" draw:end-shape="id34" draw:end-glue-point="4" svg:d="M13402 4052c-2133 0-3199 617-3199 1851" svg:viewBox="0 0 3200 1852">
          <text:p/>
        </draw:connector>
        <draw:connector draw:style-name="gr3" draw:text-style-name="P5" draw:layer="layout" draw:type="curve" svg:x1="10.203cm" svg:y1="6.603cm" svg:x2="11.503cm" svg:y2="8.653cm" draw:start-shape="id34" draw:start-glue-point="8" draw:end-shape="id31" draw:end-glue-point="6" svg:d="M10203 6603c0 1367 433 2050 1300 2050" svg:viewBox="0 0 1301 2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3:37:21.222000000</meta:creation-date>
    <dc:date>2016-12-07T13:50:51.303000000</dc:date>
    <meta:editing-duration>PT13M24S</meta:editing-duration>
    <meta:editing-cycles>17</meta:editing-cycles>
    <meta:generator>LibreOffice/5.1.5.2$Windows_x86 LibreOffice_project/7a864d8825610a8c07cfc3bc01dd4fce6a9447e5</meta:generator>
    <meta:document-statistic meta:object-count="77"/>
  </office:meta>
</office:document-meta>
</file>